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00cc3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6666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36">
      <style:table-cell-properties fo:background-color="#00cc33" style:rotation-align="none"/>
    </style:style>
    <style:style style:name="ce9" style:family="table-cell" style:parent-style-name="Default">
      <style:table-cell-properties fo:background-color="#ffcc00" style:rotation-align="none"/>
    </style:style>
    <style:style style:name="ce10" style:family="table-cell" style:parent-style-name="Default">
      <style:table-cell-properties fo:background-color="#6666ff" style:rotation-align="none"/>
    </style:style>
    <style:style style:name="ce11" style:family="table-cell" style:parent-style-name="Default">
      <style:table-cell-properties fo:background-color="#00cc33" style:rotation-align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LP</text:p>
          </table:table-cell>
          <table:table-cell office:value-type="string" calcext:value-type="string">
            <text:p>Zadanie</text:p>
          </table:table-cell>
          <table:table-cell office:value-type="string" calcext:value-type="string">
            <text:p>Poprzednik</text:p>
          </table:table-cell>
          <table:table-cell office:value-type="string" calcext:value-type="string">
            <text:p>Rozpoczęcie</text:p>
          </table:table-cell>
          <table:table-cell office:value-type="string" calcext:value-type="string">
            <text:p>Czas [dni]</text:p>
          </table:table-cell>
          <table:table-cell office:value-type="string" calcext:value-type="string">
            <text:p>Programista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Wdrożenie nowych technologii</text:p>
          </table:table-cell>
          <table:table-cell table:style-name="ce5"/>
          <table:table-cell table:style-name="ce8" office:value-type="date" office:date-value="2015-10-19" calcext:value-type="date">
            <text:p>19.10.2015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Michał Błach,Kacper Szewczyk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sty szkielet interfejsu graficznego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date" office:date-value="2015-11-02" calcext:value-type="date">
            <text:p>2.11.2015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Michał Błach,Kacper Szewczyk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bsługa bazy danych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date" office:date-value="2015-11-02" calcext:value-type="date">
            <text:p>2.11.2015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Michał Błach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yszukiwarka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date" office:date-value="2015-11-09" calcext:value-type="date">
            <text:p>9.11.2015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Michał Błach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yszukiwanie stacji po lokalizacji z GPS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date" office:date-value="2015-11-09" calcext:value-type="date">
            <text:p>9.11.2015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Kacper Szewczyk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terfejs do wyświetlania parametrów stacji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date" office:date-value="2015-11-16" calcext:value-type="date">
            <text:p>16.11.2015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Michał Błach,Kacper Szewczyk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bsługa sms-owego API operatora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date" office:date-value="2015-11-30" calcext:value-type="date">
            <text:p>30.11.2015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Michał Błach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*Synchronizacja danych z serwerem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date" office:date-value="2015-11-16" calcext:value-type="date">
            <text:p>16.11.2015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Michał Błach,Kacper Szewczyk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<text:s/>Serwer</text:p>
          </table:table-cell>
          <table:table-cell table:style-name="ce6"/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nfiguracja serwera</text:p>
          </table:table-cell>
          <table:table-cell table:style-name="ce6"/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bsługa bazy danych</text:p>
          </table:table-cell>
          <table:table-cell table:style-name="ce6"/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ystawienie usług RESTOWYCH</text:p>
          </table:table-cell>
          <table:table-cell table:style-name="ce6"/>
          <table:table-cell table:style-name="ce9"/>
          <table:table-cell table:style-name="ce6"/>
          <table:table-cell table:style-name="ce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Aplikacja webowa</text:p>
          </table:table-cell>
          <table:table-cell table:style-name="ce7"/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rosty interfejs wstępny</text:p>
          </table:table-cell>
          <table:table-cell table:style-name="ce7"/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żliwość dodawania i usuwania nowych rekordów</text:p>
          </table:table-cell>
          <table:table-cell table:style-name="ce7"/>
          <table:table-cell table:style-name="ce10"/>
          <table:table-cell table:style-name="ce7"/>
          <table:table-cell table:style-name="ce10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) Serw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)Konfiguracja serwe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)Obsługa bazy danych</text:p>
          </table:table-cell>
          <table:table-cell/>
          <table:table-cell office:value-type="string" calcext:value-type="string">
            <text:p>LEGEN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)Wystawienie usług RESTOWYCH</text:p>
          </table:table-cell>
          <table:table-cell/>
          <table:table-cell table:style-name="ce11" office:value-type="string" calcext:value-type="string">
            <text:p>Telefo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Serw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Aplikacja webowa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)Telef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) Wdrożenie nowych technolog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)Prosty szkielet interfejsu graficzneg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)Obsługa bazy dany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)Wyszukiwark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)WYszukiwanie stacji po lokalizacji z G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)Interfejs do wyświetlania parametrów stacj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)Obsługa sms-owego API operato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8*)Synchronizacja danych z serwere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)Aplikacja webow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)Prosty interfejs wstępn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)Możliwość dodawania i usuwania nowych rekordó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yboots </meta:initial-creator>
    <meta:creation-date>2015-10-14T12:36:23.672396847</meta:creation-date>
    <dc:date>2015-10-14T13:07:48.970770810</dc:date>
    <dc:creator>Slyboots </dc:creator>
    <meta:editing-duration>PT14S</meta:editing-duration>
    <meta:editing-cycles>1</meta:editing-cycles>
    <meta:document-statistic meta:table-count="1" meta:cell-count="85" meta:object-count="0"/>
    <meta:generator>LibreOffice/4.2.7.2$Linux_X86_64 LibreOffice_project/420m0$Build-2</meta:generator>
  </office:meta>
</office:document-meta>
</file>